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025" officeooo:paragraph-rsid="0006e025"/>
    </style:style>
    <style:style style:name="P2" style:family="paragraph" style:parent-style-name="Standard">
      <style:text-properties officeooo:rsid="0007ff4b" officeooo:paragraph-rsid="0007ff4b"/>
    </style:style>
    <style:style style:name="T1" style:family="text">
      <style:text-properties officeooo:rsid="0007ff4b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ilos css TeamMaker →</text:p>
      <text:p text:style-name="P1"/>
      <text:p text:style-name="P1">Para el proyecto TeamMaker se ha usado un único archivo css, situado en una carpeta estilos donde se encuentran el archivo css y las imágenes que se necesitan.</text:p>
      <text:p text:style-name="P1"/>
      <text:p text:style-name="P1">Para aplicar los distintos estilos se utilizan una cabecera y un pie de pagina para la mayoría de las paginas que se usan, hay alguna excepción en las paginas de listar usuarios, centros y clases donde se necesitan un tamaño fijo.</text:p>
      <text:p text:style-name="P1"/>
      <text:p text:style-name="P1">Aparte se crean clases donde páginas con el mismo diseño comparten la clase y poder crear los estilos con una base y modificando sobre los elementos que pertenezcan a clases.</text:p>
      <text:p text:style-name="P1"/>
      <text:p text:style-name="P1">Para posicionar los elementos se usó grid, dividiendo la página en 3 filas, ademas la fila superior se divide en 9 o 5 columnas depende del formato, si es para móvil (ya sea vertical u horizontal), tamaños medios o para versión escritorio, el pie de página se divide en <text:span text:style-name="T1">5 fracciones.</text:span></text:p>
      <text:p text:style-name="P1"/>
      <text:p text:style-name="P2">Hemos usado colores innovadores pensados en la sintonía de todos los elementos, predominan los verdes clar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3:41:57.211957731</meta:creation-date>
    <dc:date>2021-12-09T13:22:36.870338821</dc:date>
    <meta:editing-duration>PT6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72" meta:character-count="985" meta:non-whitespace-character-count="819"/>
  </office:meta>
</office:document-meta>
</file>